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office:value-type="string">
            <text:p>Scanntime [ms]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20.06.2015</text:date>, <text:time>22:0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4S</meta:editing-duration>
    <meta:editing-cycles>3</meta:editing-cycles>
    <meta:generator>OpenOffice/4.1.1$Win32 OpenOffice.org_project/411m6$Build-9775</meta:generator>
    <dc:date>2015-06-20T22:07:28.10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